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4331*"/>
    </style:style>
    <style:style style:name="Table110.B" style:family="table-column">
      <style:table-column-properties style:column-width="4.0729in" style:rel-column-width="5865*"/>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4331*"/>
    </style:style>
    <style:style style:name="Table111.B" style:family="table-column">
      <style:table-column-properties style:column-width="4.0729in" style:rel-column-width="5865*"/>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4629*"/>
    </style:style>
    <style:style style:name="Table115.B" style:family="table-column">
      <style:table-column-properties style:column-width="3.866in" style:rel-column-width="5567*"/>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4629*"/>
    </style:style>
    <style:style style:name="Table116.B" style:family="table-column">
      <style:table-column-properties style:column-width="3.866in" style:rel-column-width="5567*"/>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Text_20_body">
      <style:paragraph-properties fo:break-before="page"/>
      <style:text-properties style:use-window-font-color="true"/>
    </style:style>
    <style:style style:name="P52" style:family="paragraph" style:parent-style-name="Heading_20_1">
      <style:paragraph-properties fo:text-align="justify" style:justify-single-word="false"/>
    </style:style>
    <style:style style:name="P53" style:family="paragraph" style:parent-style-name="Heading_20_1">
      <style:paragraph-properties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7.0602in" style:type="right" style:leader-style="dotted" style:leader-text="."/>
        </style:tab-stops>
      </style:paragraph-properties>
    </style:style>
    <style:style style:name="P56" style:family="paragraph" style:parent-style-name="Contents_20_2">
      <style:paragraph-properties>
        <style:tab-stops>
          <style:tab-stop style:position="6.8839in" style:type="right"/>
        </style:tab-stops>
      </style:paragraph-properties>
    </style:style>
    <style:style style:name="P57" style:family="paragraph" style:parent-style-name="Table_20_Contents">
      <style:paragraph-properties fo:text-align="justify" style:justify-single-word="false"/>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Snippet">
      <style:text-properties style:font-name="Courier New1"/>
    </style:style>
    <style:style style:name="P61" style:family="paragraph" style:parent-style-name="Snippet">
      <style:text-properties fo:font-weight="normal" style:font-weight-asian="normal" style:font-weight-complex="normal"/>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paragraph-properties fo:text-align="justify" style:justify-single-word="false"/>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10">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3">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7">
      <style:paragraph-properties fo:text-align="justify" style:justify-single-word="false"/>
    </style:style>
    <style:style style:name="P77" style:family="paragraph" style:parent-style-name="Text_20_body" style:list-style-name="L18">
      <style:paragraph-properties fo:text-align="justify" style:justify-single-word="false"/>
    </style:style>
    <style:style style:name="P78" style:family="paragraph" style:parent-style-name="Text_20_body" style:list-style-name="L19">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9"/>
    <style:style style:name="P8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18, 2015</text:p>
      <text:p text:style-name="P2">Covering fOOrth version 0.0.3</text:p>
      <text:p text:style-name="P2">Status: Unpublished.</text:p>
      <text:p text:style-name="Text_20_body"/>
      <text:p text:style-name="Text_20_body"/>
      <text:p text:style-name="Text_20_body"/>
      <text:p text:style-name="P51"/>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4">Table of Contents</text:p>
          </text:index-title>
          <text:p text:style-name="P55">The MIT License (MIT).<text:tab/>5</text:p>
          <text:p text:style-name="P55">Introduction<text:tab/>6</text:p>
          <text:p text:style-name="P56">About the name fOOrth<text:tab/>6</text:p>
          <text:p text:style-name="P56">How fOOrth came to be<text:tab/>6</text:p>
          <text:p text:style-name="P56">Goals and Principles<text:tab/>7</text:p>
          <text:p text:style-name="P56">Report Card<text:tab/>8</text:p>
          <text:p text:style-name="P56">Special Note of Thanks<text:tab/>9</text:p>
          <text:p text:style-name="P55">Installation<text:tab/>10</text:p>
          <text:p text:style-name="P56">Ruby<text:tab/>10</text:p>
          <text:p text:style-name="P56">fOOrth<text:tab/>10</text:p>
          <text:p text:style-name="P56">Running fOOrth<text:tab/>11</text:p>
          <text:p text:style-name="P56">Testing<text:tab/>11</text:p>
          <text:p text:style-name="P56">Source Archive<text:tab/>11</text:p>
          <text:p text:style-name="P55">First Steps<text:tab/>12</text:p>
          <text:p text:style-name="P55">The Syntax and Style of fOOrth<text:tab/>14</text:p>
          <text:p text:style-name="P56">Syntax<text:tab/>14</text:p>
          <text:p text:style-name="P56">Spaces<text:tab/>14</text:p>
          <text:p text:style-name="P56">Comments<text:tab/>14</text:p>
          <text:p text:style-name="P56">String Literals<text:tab/>14</text:p>
          <text:p text:style-name="P56">Numeric Literals<text:tab/>15</text:p>
          <text:p text:style-name="P55">A fOOrth Calculator<text:tab/>16</text:p>
          <text:p text:style-name="P56">The Basics<text:tab/>16</text:p>
          <text:p text:style-name="P56">Stack Manipulation<text:tab/>17</text:p>
          <text:p text:style-name="P56">Programming<text:tab/>19</text:p>
          <text:p text:style-name="P56">Control Structures<text:tab/>20</text:p>
          <text:p text:style-name="P56">Data Memory<text:tab/>24</text:p>
          <text:p text:style-name="P55">Data Storage in fOOrth<text:tab/>25</text:p>
          <text:p text:style-name="P56">Typing<text:tab/>25</text:p>
          <text:p text:style-name="P56">Declarations<text:tab/>25</text:p>
          <text:p text:style-name="P56">Scoping<text:tab/>25</text:p>
          <text:p text:style-name="P56">Referencing<text:tab/>26</text:p>
          <text:p text:style-name="P56">Mutation<text:tab/>27</text:p>
          <text:p text:style-name="P55">Cloning Data<text:tab/>29</text:p>
          <text:p text:style-name="P56">Deep vs Shallow Copy<text:tab/>29</text:p>
          <text:p text:style-name="P56">Permissive Copying<text:tab/>31</text:p>
          <text:p text:style-name="P55">Handling Exceptions<text:tab/>32</text:p>
          <text:p text:style-name="P56">The Nature of Exceptions in fOOrth<text:tab/>32</text:p>
          <text:p text:style-name="P56">Handling Errors<text:tab/>32</text:p>
          <text:p text:style-name="P56">Generating Errors<text:tab/>37</text:p>
          <text:p text:style-name="P56">fOOrth Native Exception Codes:<text:tab/>38</text:p>
          <text:p text:style-name="P56">Application Error Codes:<text:tab/>39</text:p>
          <text:p text:style-name="P56">Ruby Mapped Exception Codes:<text:tab/>39</text:p>
          <text:p text:style-name="P55">The Class Tree<text:tab/>45</text:p>
          <text:p text:style-name="P56">A Brief Overview<text:tab/>45</text:p>
          <text:p text:style-name="P55">Method Mapping<text:tab/>47</text:p>
          <text:p text:style-name="P55">Routing<text:tab/>48</text:p>
          <text:p text:style-name="P56">Routing Internals<text:tab/>49</text:p>
          <text:p text:style-name="P55">Array<text:tab/>51</text:p>
          <text:p text:style-name="P56">Array Literals<text:tab/>51</text:p>
          <text:p text:style-name="P56">Class Methods<text:tab/>52</text:p>
          <text:p text:style-name="P56">Instance Methods<text:tab/>53</text:p>
          <text:p text:style-name="P56">See Also<text:tab/>61</text:p>
          <text:p text:style-name="P55">Class<text:tab/>62</text:p>
          <text:p text:style-name="P56">Instance Methods<text:tab/>62</text:p>
          <text:p text:style-name="P56">Commands<text:tab/>63</text:p>
          <text:p text:style-name="P56">See Also<text:tab/>64</text:p>
          <text:p text:style-name="P55">Complex<text:tab/>65</text:p>
          <text:p text:style-name="P56">Complex Literals<text:tab/>65</text:p>
          <text:p text:style-name="P56">Instance Methods<text:tab/>66</text:p>
          <text:p text:style-name="P56">Instance Stubs<text:tab/>66</text:p>
          <text:p text:style-name="P56">See Also<text:tab/>67</text:p>
          <text:p text:style-name="P55">FalseClass<text:tab/>68</text:p>
          <text:p text:style-name="P56">Instance Methods<text:tab/>68</text:p>
          <text:p text:style-name="P56">See Also<text:tab/>69</text:p>
          <text:p text:style-name="P55">Float<text:tab/>70</text:p>
          <text:p text:style-name="P56">Float Literals<text:tab/>70</text:p>
          <text:p text:style-name="P56">See Also<text:tab/>70</text:p>
          <text:p text:style-name="P55">Hash<text:tab/>71</text:p>
          <text:p text:style-name="P56">Hash Literals<text:tab/>71</text:p>
          <text:p text:style-name="P56">Instance Methods<text:tab/>71</text:p>
          <text:p text:style-name="P56">See Also<text:tab/>73</text:p>
          <text:p text:style-name="P55">InStream<text:tab/>74</text:p>
          <text:p text:style-name="P56">Class Methods<text:tab/>74</text:p>
          <text:p text:style-name="P56">Instance Methods<text:tab/>75</text:p>
          <text:p text:style-name="P56">Class Stubs<text:tab/>76</text:p>
          <text:p text:style-name="P56">See Also<text:tab/>76</text:p>
          <text:p text:style-name="P55">Integer<text:tab/>77</text:p>
          <text:p text:style-name="P56">Integer Literals<text:tab/>77</text:p>
          <text:p text:style-name="P56">Instance Methods<text:tab/>77</text:p>
          <text:p text:style-name="P56">See Also<text:tab/>78</text:p>
          <text:p text:style-name="P55">MaxNumeric<text:tab/>79</text:p>
          <text:p text:style-name="P56">MaxNumeric Literals<text:tab/>79</text:p>
          <text:p text:style-name="P56">Instance Methods<text:tab/>79</text:p>
          <text:p text:style-name="P55">MinNumeric<text:tab/>80</text:p>
          <text:p text:style-name="P56"><text:soft-page-break/>Min Numeric Literals<text:tab/>80</text:p>
          <text:p text:style-name="P56">Instance Methods<text:tab/>80</text:p>
          <text:p text:style-name="P55">NilClass<text:tab/>81</text:p>
          <text:p text:style-name="P56">Instance Methods<text:tab/>81</text:p>
          <text:p text:style-name="P56">See Also<text:tab/>82</text:p>
          <text:p text:style-name="P55">Numeric<text:tab/>83</text:p>
          <text:p text:style-name="P56">Instance Methods<text:tab/>83</text:p>
          <text:p text:style-name="P56">See Also<text:tab/>85</text:p>
          <text:p text:style-name="P55">Object<text:tab/>86</text:p>
          <text:p text:style-name="P56">Instance Methods<text:tab/>86</text:p>
          <text:p text:style-name="P56">See Also<text:tab/>95</text:p>
          <text:p text:style-name="P55">OutStream<text:tab/>96</text:p>
          <text:p text:style-name="P56">Class Methods<text:tab/>96</text:p>
          <text:p text:style-name="P56">Instance Methods<text:tab/>96</text:p>
          <text:p text:style-name="P56">Class Stubs<text:tab/>96</text:p>
          <text:p text:style-name="P56">See Also<text:tab/>97</text:p>
          <text:p text:style-name="P55">Procedure<text:tab/>98</text:p>
          <text:p text:style-name="P56">Procedure Literals<text:tab/>98</text:p>
          <text:p text:style-name="P56">Instance Methods<text:tab/>98</text:p>
          <text:p text:style-name="P56">See Also<text:tab/>98</text:p>
          <text:p text:style-name="P55">Queue<text:tab/>99</text:p>
          <text:p text:style-name="P56">Instance Methods<text:tab/>99</text:p>
          <text:p text:style-name="P56">See Also<text:tab/>99</text:p>
          <text:p text:style-name="P55">Rational<text:tab/>100</text:p>
          <text:p text:style-name="P56">Rational Literals<text:tab/>100</text:p>
          <text:p text:style-name="P56">Instance Methods<text:tab/>100</text:p>
          <text:p text:style-name="P56">See Also<text:tab/>101</text:p>
          <text:p text:style-name="P55">Stack<text:tab/>102</text:p>
          <text:p text:style-name="P56">Instance Methods<text:tab/>102</text:p>
          <text:p text:style-name="P56">See Also<text:tab/>102</text:p>
          <text:p text:style-name="P55">String<text:tab/>103</text:p>
          <text:p text:style-name="P56">String Literals<text:tab/>103</text:p>
          <text:p text:style-name="P56">Instance Methods<text:tab/>103</text:p>
          <text:p text:style-name="P56">See Also<text:tab/>104</text:p>
          <text:p text:style-name="P55">Thread<text:tab/>105</text:p>
          <text:p text:style-name="P56">Class Methods<text:tab/>105</text:p>
          <text:p text:style-name="P56">Instance Methods<text:tab/>105</text:p>
          <text:p text:style-name="P56">See Also<text:tab/>105</text:p>
          <text:p text:style-name="P55">TrueClass<text:tab/>106</text:p>
          <text:p text:style-name="P56">See Also<text:tab/>106</text:p>
          <text:p text:style-name="P55">VirtualMachine<text:tab/>107</text:p>
          <text:p text:style-name="P56">Instance Methods<text:tab/>107</text:p>
          <text:p text:style-name="P56">Commands<text:tab/>112</text:p>
          <text:p text:style-name="P56">See Also<text:tab/>113</text:p>
          <text:p text:style-name="P55">Appendix A – Symbol Glossary<text:tab/>114</text:p>
          <text:p text:style-name="P55">Appendix B – Regular Expressions<text:tab/>116</text:p>
          <text:p text:style-name="P55">Edit History:<text:tab/>119</text:p>
        </text:index-body>
      </text:table-of-content>
      <text:p text:style-name="Text_20_body"/>
      <text:h text:style-name="P5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2"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310598216313571173" text:style-name="L1">
        <text:list-item>
          <text:p text:style-name="P63">A Simple, Easy-to-Understand syntax that is none the less, Expressive and Compact:</text:p>
        </text:list-item>
      </text:list>
      <text:list xml:id="list3602425567364763551"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40583670" text:continue-list="list2310598216313571173" text:style-name="L1">
        <text:list-item>
          <text:p text:style-name="P63">Safe Data and Data Structures:</text:p>
        </text:list-item>
      </text:list>
      <text:list xml:id="list7465526249736177370" text:style-name="L3">
        <text:list-item>
          <text:list>
            <text:list-item>
              <text:p text:style-name="P66">Simple, reliable arithmetic. In fOOrth, integer operations never overflow. Rational values can be represented exactly, complex numbers are supported, and conversions between numeric types are simple.</text:p>
            </text:list-item>
            <text:list-item>
              <text:p text:style-name="P66"><text:soft-page-break/>Strings grow as needed without the need to allocate space or worry about overflow.</text:p>
            </text:list-item>
            <text:list-item>
              <text:p text:style-name="P66">Data containers such as arrays and hashes grow as needed. Out of range subscripts cannot access undefined memory regions. </text:p>
            </text:list-item>
          </text:list>
        </text:list-item>
      </text:list>
      <text:list xml:id="list40585814" text:continue-list="list40583670" text:style-name="L1">
        <text:list-item>
          <text:p text:style-name="P63">Message Passing:</text:p>
        </text:list-item>
      </text:list>
      <text:list xml:id="list2858789581597967316" text:style-name="L4">
        <text:list-item>
          <text:list>
            <text:list-item>
              <text:p text:style-name="P79">In fOOrth all actions take the form of messages sent to a receiver.</text:p>
            </text:list-item>
            <text:list-item>
              <text:p text:style-name="P79">The routing of messages is specified by the exact type of the message.</text:p>
            </text:list-item>
            <text:list-item>
              <text:p text:style-name="P79">Message receivers include data items on the stack as well as the virtual machine object associated with the current thread of execution.</text:p>
            </text:list-item>
            <text:list-item>
              <text:p text:style-name="P79">Messages for which no routing specification can be found, generate an error at compile time.</text:p>
            </text:list-item>
          </text:list>
        </text:list-item>
      </text:list>
      <text:list xml:id="list40579615" text:continue-list="list40585814" text:style-name="L1">
        <text:list-item>
          <text:p text:style-name="P63">Object Oriented Design:</text:p>
        </text:list-item>
      </text:list>
      <text:list xml:id="list2699354216130583316" text:style-name="L5">
        <text:list-item>
          <text:list>
            <text:list-item>
              <text:p text:style-name="P67">Support class based inheritance, with a non-cyclic (single inheritance) tree derived from a common base Object class.</text:p>
            </text:list-item>
            <text:list-item>
              <text:p text:style-name="P80">Support late binding and polymorphism through message interface compatibility or “duck” typing.</text:p>
            </text:list-item>
          </text:list>
        </text:list-item>
      </text:list>
      <text:list xml:id="list40581685" text:continue-list="list40579615" text:style-name="L1">
        <text:list-item>
          <text:p text:style-name="P63">Meta programming: </text:p>
        </text:list-item>
      </text:list>
      <text:list xml:id="list3983172602500893786" text:style-name="L6">
        <text:list-item>
          <text:list>
            <text:list-item>
              <text:p text:style-name="P81">Support extensible language constructs by making the compiler an accessible part of the system.</text:p>
            </text:list-item>
          </text:list>
        </text:list-item>
      </text:list>
      <text:list xml:id="list40590612" text:continue-list="list40581685" text:style-name="L1">
        <text:list-item>
          <text:p text:style-name="P63">Reliability:</text:p>
        </text:list-item>
      </text:list>
      <text:list xml:id="list4512690769303221787" text:style-name="L7">
        <text:list-item>
          <text:list>
            <text:list-item>
              <text:p text:style-name="P82">Errors should be detected as soon as possible. </text:p>
            </text:list-item>
            <text:list-item>
              <text:p text:style-name="P82">Language constructs should not be designed in a way that causes simple coding errors to spin off into infinite loops. </text:p>
            </text:list-item>
          </text:list>
        </text:list-item>
      </text:list>
      <text:list xml:id="list40572612" text:continue-list="list40590612" text:style-name="L1">
        <text:list-item>
          <text:p text:style-name="P68">Building on the host language:</text:p>
        </text:list-item>
      </text:list>
      <text:list xml:id="list8323366966815112596" text:style-name="L8">
        <text:list-item>
          <text:list>
            <text:list-item>
              <text:p text:style-name="P6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5386680"/>Thanks<text:alphabetical-index-mark-end text:id="IMark14538668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380588669557877235" text:style-name="L9">
        <text:list-item>
          <text:p text:style-name="P83">ruby 1.9.3p484 (2013-11-22) [i386-mingw32]</text:p>
        </text:list-item>
        <text:list-item>
          <text:p text:style-name="P83">ruby 2.1.5p273 (2014-11-13 revision 48405) [i386-mingw32]</text:p>
        </text:list-item>
        <text:list-item>
          <text:p text:style-name="P83">Rubinius – to be tested!</text:p>
        </text:list-item>
        <text:list-item>
          <text:p text:style-name="P8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45386680"/>Rake<text:alphabetical-index-mark-end text:id="IMark145386680"/>:</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5386680"/>Demo.rb<text:alphabetical-index-mark-end text:id="IMark14538668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5386680"/>Testing<text:alphabetical-index-mark-end text:id="IMark145386680"/></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45386680"/>Archive<text:alphabetical-index-mark-end text:id="IMark145386680"/></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41103252"/>drop<text:alphabetical-index-mark-end text:id="IMark1411032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41103252"/>dup<text:alphabetical-index-mark-end text:id="IMark1411032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41103252"/>nip<text:alphabetical-index-mark-end text:id="IMark1411032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41103252"/>over<text:alphabetical-index-mark-end text:id="IMark1411032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41103252"/>pick<text:alphabetical-index-mark-end text:id="IMark1411032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1103252"/>swap<text:alphabetical-index-mark-end text:id="IMark1411032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41103252"/>tuck<text:alphabetical-index-mark-end text:id="IMark1411032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333819479498752397" text:style-name="L10">
        <text:list-item>
          <text:p text:style-name="P70">To store return addresses for word calls. In fOOrth this is handled by the Ruby virtual machine.</text:p>
        </text:list-item>
        <text:list-item>
          <text:p text:style-name="P70">To store context for control structures. In fOOrth the context mechanism provides for a far richer and more reliable set of control, compile, and data structures.</text:p>
        </text:list-item>
        <text:list-item>
          <text:p text:style-name="P7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78989544"/>if<text:alphabetical-index-mark-end text:id="IMark7898954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78989544"/>else<text:alphabetical-index-mark-end text:id="IMark78989544"/>” and “<text:alphabetical-index-mark-start text:id="IMark78987576"/>then<text:alphabetical-index-mark-end text:id="IMark7898757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78987576"/>switch<text:alphabetical-index-mark-end text:id="IMark7898757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78987576"/>do<text:alphabetical-index-mark-end text:id="IMark78987576"/>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78987576"/>loop<text:alphabetical-index-mark-end text:id="IMark78987576"/>” commands mark the boundaries of the loop; The “<text:alphabetical-index-mark-start text:id="IMark78989544"/>i<text:alphabetical-index-mark-end text:id="IMark78989544"/>” command is used to retrieve the current loop counter value. For nested loops, the “<text:alphabetical-index-mark-start text:id="IMark78988248"/>j<text:alphabetical-index-mark-end text:id="IMark78988248"/>” command retrieves the value of the outer loops counter value. <text:s/>By default, the “loop” command adds one to the loop value. For more flexible looping, the “<text:alphabetical-index-mark-start text:id="IMark78988584"/>+loop<text:alphabetical-index-mark-end text:id="IMark789885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78988584"/>-i<text:alphabetical-index-mark-end text:id="IMark78988584"/> and <text:alphabetical-index-mark-start text:id="IMark78988248"/>-j<text:alphabetical-index-mark-end text:id="IMark789882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78988248"/>begin<text:alphabetical-index-mark-end text:id="IMark7898824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7786324357442033456" text:style-name="L11">
        <text:list-item>
          <text:p text:style-name="P71">begin … <text:alphabetical-index-mark-start text:id="IMark78989544"/>until<text:alphabetical-index-mark-end text:id="IMark78989544"/> – loops until the top of stack is true.</text:p>
        </text:list-item>
        <text:list-item>
          <text:p text:style-name="P71">begin … <text:alphabetical-index-mark-start text:id="IMark78988248"/>again<text:alphabetical-index-mark-end text:id="IMark78988248"/> – loops indefinitely </text:p>
        </text:list-item>
        <text:list-item>
          <text:p text:style-name="P71">begin … <text:alphabetical-index-mark-start text:id="IMark78989544"/>repeat<text:alphabetical-index-mark-end text:id="IMark789895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78989544"/>Typing<text:alphabetical-index-mark-end text:id="IMark7898954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78989544"/>Duck Typing<text:alphabetical-index-mark-end text:id="IMark7898954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78989544"/>Declarations<text:alphabetical-index-mark-end text:id="IMark7898954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78989544"/>Scoping<text:alphabetical-index-mark-end text:id="IMark7898954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78989544"/><text:span text:style-name="T7">val:</text:span><text:alphabetical-index-mark-end text:id="IMark78989544"/> and <text:alphabetical-index-mark-start text:id="IMark78988584"/><text:span text:style-name="T7">var:</text:span><text:alphabetical-index-mark-end text:id="IMark7898858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78988584"/><text:span text:style-name="T7">.init</text:span><text:alphabetical-index-mark-end text:id="IMark78988584"/> method being the most popular since it is called to initialize a new instance of the object.</text:p>
      <text:p text:style-name="P3">Methods: <text:alphabetical-index-mark-start text:id="IMark78988584"/><text:span text:style-name="T7">val@:</text:span><text:alphabetical-index-mark-end text:id="IMark78988584"/> and <text:alphabetical-index-mark-start text:id="IMark78989544"/><text:span text:style-name="T7">var@:</text:span><text:alphabetical-index-mark-end text:id="IMark7898954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78989544"/><text:span text:style-name="T7">val#:</text:span><text:alphabetical-index-mark-end text:id="IMark78989544"/> and <text:alphabetical-index-mark-start text:id="IMark78988584"/><text:span text:style-name="T7">var#:</text:span><text:alphabetical-index-mark-end text:id="IMark7898858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78988584"/><text:span text:style-name="T7">val$:</text:span><text:alphabetical-index-mark-end text:id="IMark78988584"/> and <text:alphabetical-index-mark-start text:id="IMark78989544"/><text:span text:style-name="T7">var$:</text:span><text:alphabetical-index-mark-end text:id="IMark78989544"/></text:p>
      <text:p text:style-name="P3">Regex for valid local variable names: <text:span text:style-name="T7">/^\$[a-z][a-z0-9_]*$/</text:span></text:p>
      <text:p text:style-name="Text_20_body">Notes:</text:p>
      <text:p text:style-name="Text_20_body"/>
      <text:h text:style-name="Heading_20_2" text:outline-level="2"><text:alphabetical-index-mark-start text:id="IMark78989544"/>Referencing<text:alphabetical-index-mark-end text:id="IMark7898954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7">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78989544"/>Mutation<text:alphabetical-index-mark-end text:id="IMark7898954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dup</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98634188697849129" text:style-name="L12">
        <text:list-item>
          <text:p text:style-name="P84">No Copying</text:p>
        </text:list-item>
        <text:list-item>
          <text:p text:style-name="P84">Shallow Copying</text:p>
        </text:list-item>
        <text:list-item>
          <text:p text:style-name="P84">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78989544"/>try<text:alphabetical-index-mark-end text:id="IMark78989544"/> block</text:h>
      <text:p text:style-name="P3">The bare basics of an exception handled code block is:</text:p>
      <text:p text:style-name="Code"/>
      <text:p text:style-name="Code">try (dangerous code here) <text:alphabetical-index-mark-start text:id="IMark78989544"/>catch<text:alphabetical-index-mark-end text:id="IMark78989544"/>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78989544"/>?"<text:alphabetical-index-mark-end text:id="IMark789895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78989544"/>bounce<text:alphabetical-index-mark-end text:id="IMark78989544"/>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78989544"/>bounce<text:alphabetical-index-mark-end text:id="IMark78989544"/>”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78989544"/>finally<text:alphabetical-index-mark-end text:id="IMark78989544"/>”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78989544"/>try<text:alphabetical-index-mark-end text:id="IMark78989544"/></text:p>
      <text:p text:style-name="Code"><text:s text:c="2"/>(dangerous code)</text:p>
      <text:p text:style-name="Code">(optional) <text:alphabetical-index-mark-start text:id="IMark78989544"/>catch<text:alphabetical-index-mark-end text:id="IMark78989544"/></text:p>
      <text:p text:style-name="Code"><text:s text:c="2"/>(exception handler with optional <text:alphabetical-index-mark-start text:id="IMark78989544"/>?"<text:alphabetical-index-mark-end text:id="IMark78989544"/>Exx" and <text:alphabetical-index-mark-start text:id="IMark141082416"/>bounce<text:alphabetical-index-mark-end text:id="IMark141082416"/>)</text:p>
      <text:p text:style-name="Code">(optional) <text:alphabetical-index-mark-start text:id="IMark141082416"/>finally<text:alphabetical-index-mark-end text:id="IMark141082416"/></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1082416"/>throw"<text:alphabetical-index-mark-end text:id="IMark141082416"/>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1082416"/>.throw<text:alphabetical-index-mark-end text:id="IMark14108241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79483512"/>Classes<text:alphabetical-index-mark-end text:id="IMark7948351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79483512"/>Inheritance<text:alphabetical-index-mark-end text:id="IMark7948351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79483512"/>Methods<text:alphabetical-index-mark-end text:id="IMark79483512"/></text:h>
      <text:p text:style-name="P3">All code in fOOrth is contained in methods. A method is a fragment of code that an object uses to respond to a message that has been sent to that object. In fOOrth there are three sorts of methods:</text:p>
      <text:list xml:id="list4688138871202617435" text:style-name="L13">
        <text:list-item>
          <text:p text:style-name="P72">Shared: Methods that are common to all instances of the class that contains them.</text:p>
        </text:list-item>
        <text:list-item>
          <text:p text:style-name="P72">Exclusive: Methods that are defined for one and only one object (and all of its clones that are created <text:span text:style-name="T2">after</text:span> the exclusive method is defined.).</text:p>
        </text:list-item>
        <text:list-item>
          <text:p text:style-name="P72">Local: Methods that are created in a context and are accessible only in that context. When the context concludes, these methods are no longer accessible.</text:p>
        </text:list-item>
      </text:list>
      <text:h text:style-name="Heading_20_3" text:outline-level="3"><text:alphabetical-index-mark-start text:id="IMark78989544"/>Late Binding<text:alphabetical-index-mark-end text:id="IMark78989544"/> and <text:alphabetical-index-mark-start text:id="IMark141082416"/>Polymorphism<text:alphabetical-index-mark-end text:id="IMark14108241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1082416"/>Method Mapping<text:alphabetical-index-mark-end text:id="IMark14108241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38064470896444890" text:style-name="L14">
        <text:list-item>
          <text:p text:style-name="P73">The strings used by fOOrth needed to be converted to Ruby symbols to allow code to be executed in Ruby.</text:p>
        </text:list-item>
        <text:list-item>
          <text:p text:style-name="P7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78989544"/>SymbolMap<text:alphabetical-index-mark-end text:id="IMark78989544"/> class. This class creates mappings in one of two ways:</text:p>
      <text:list xml:id="list8544530240330133342" text:style-name="L15">
        <text:list-item>
          <text:p text:style-name="P7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78989544"/>Routing<text:alphabetical-index-mark-end text:id="IMark7898954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83765915273233173" text:style-name="L16">
        <text:list-item>
          <text:p text:style-name="P75">The defining word used to create the method.</text:p>
        </text:list-item>
        <text:list-item>
          <text:p text:style-name="P75">The receiver of the defining word used to create the method.</text:p>
        </text:list-item>
        <text:list-item>
          <text:p text:style-name="P7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table-cell table:style-name="Table9.A2" office:value-type="string">
            <text:p text:style-name="P14"><text:alphabetical-index-mark-start text:id="IMark79502984"/>:<text:alphabetical-index-mark-end text:id="IMark79502984"/></text:p>
          </table:table-cell>
          <table:table-cell table:style-name="Table9.A2" office:value-type="string">
            <text:p text:style-name="P13">N/A</text:p>
          </table:table-cell>
          <table:table-cell table:style-name="Table9.A2" office:value-type="string">
            <text:p text:style-name="P21">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table-cell table:style-name="Table9.A3" table:number-rows-spanned="4" office:value-type="string">
            <text:p text:style-name="P14"><text:alphabetical-index-mark-start text:id="IMark79502984"/>.:<text:alphabetical-index-mark-end text:id="IMark7950298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table:number-rows-spanned="7" office:value-type="string">
            <text:p text:style-name="P14"><text:alphabetical-index-mark-start text:id="IMark79502984"/>.::<text:alphabetical-index-mark-end text:id="IMark7950298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office:value-type="string">
            <text:p text:style-name="P12">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5383944"/>do_map_name<text:alphabetical-index-mark-end text:id="IMark1453839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45383944"/>Array<text:alphabetical-index-mark-end text:id="IMark14538394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245991091428840415" text:style-name="L17">
        <text:list-item>
          <text:p text:style-name="P76">The first two examples both create “empty” arrays with zero data elements. </text:p>
        </text:list-item>
        <text:list-item>
          <text:p text:style-name="P76">Array data do NOT need to be the same “type” of data. Mixing is allowed. </text:p>
        </text:list-item>
        <text:list-item>
          <text:p text:style-name="P7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1915401263370340375" text:style-name="L18">
        <text:list-item>
          <text:p text:style-name="P7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5383608"/>.new<text:alphabetical-index-mark-end text:id="IMark14538360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5383608"/>.new{<text:alphabetical-index-mark-end text:id="IMark14538360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5383608"/>x<text:alphabetical-index-mark-end text:id="IMark14538360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5383608"/>}<text:alphabetical-index-mark-end text:id="IMark14538360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5383608"/>.new_size<text:alphabetical-index-mark-end text:id="IMark14538360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5383608"/>.new_value<text:alphabetical-index-mark-end text:id="IMark14538360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5383608"/>.new_values<text:alphabetical-index-mark-end text:id="IMark14538360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5383608"/>!<text:alphabetical-index-mark-end text:id="IMark14538360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5383608"/>+<text:alphabetical-index-mark-end text:id="IMark14538360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5383608"/>.+left<text:alphabetical-index-mark-end text:id="IMark14538360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5383608"/>.+mid<text:alphabetical-index-mark-end text:id="IMark14538360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5383608"/>.+midlr<text:alphabetical-index-mark-end text:id="IMark14538360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5383608"/>.+right<text:alphabetical-index-mark-end text:id="IMark14538360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5383608"/>.-left<text:alphabetical-index-mark-end text:id="IMark14538360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5383608"/>.-mid<text:alphabetical-index-mark-end text:id="IMark14538360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5383608"/>.-midlr<text:alphabetical-index-mark-end text:id="IMark14538360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5383608"/>.-right<text:alphabetical-index-mark-end text:id="IMark14538360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5383608"/>.[]!<text:alphabetical-index-mark-end text:id="IMark14538360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5383608"/>.[]@<text:alphabetical-index-mark-end text:id="IMark14538360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5383608"/>.left<text:alphabetical-index-mark-end text:id="IMark14538360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5383608"/>.length<text:alphabetical-index-mark-end text:id="IMark14538360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5383608"/>.max<text:alphabetical-index-mark-end text:id="IMark14538360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5383608"/>.mid<text:alphabetical-index-mark-end text:id="IMark14538360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5383608"/>.midlr<text:alphabetical-index-mark-end text:id="IMark14538360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5383608"/>.min<text:alphabetical-index-mark-end text:id="IMark14538360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5383608"/>.pp<text:alphabetical-index-mark-end text:id="IMark14538360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5383608"/>.reverse<text:alphabetical-index-mark-end text:id="IMark14538360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5383608"/>.right<text:alphabetical-index-mark-end text:id="IMark14538360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5383608"/>.shuffle<text:alphabetical-index-mark-end text:id="IMark14538360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5383608"/>.sort<text:alphabetical-index-mark-end text:id="IMark14538360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5383608"/>.strmax<text:alphabetical-index-mark-end text:id="IMark14538360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5383608"/>&lt;&lt;<text:alphabetical-index-mark-end text:id="IMark14538360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5383608"/>@<text:alphabetical-index-mark-end text:id="IMark14538360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5383944"/>Class<text:alphabetical-index-mark-end text:id="IMark14538394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5383608"/>.is_class?<text:alphabetical-index-mark-end text:id="IMark14538360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5383608"/>.new<text:alphabetical-index-mark-end text:id="IMark14538360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5383608"/>.parent_class<text:alphabetical-index-mark-end text:id="IMark14538360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5383608"/>.subclass:<text:alphabetical-index-mark-end text:id="IMark14538360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5383608"/>.to_s<text:alphabetical-index-mark-end text:id="IMark14538360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45383944"/>Commands<text:alphabetical-index-mark-end text:id="IMark145383944"/></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5383608"/>)methods<text:alphabetical-index-mark-end text:id="IMark14538360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5383608"/>)stubs<text:alphabetical-index-mark-end text:id="IMark145383608"/> []</text:h>
            <text:p text:style-name="Text_20_body">Routing: TOS</text:p>
            <text:p text:style-name="P3">List the stub methods defined for this class. Stubs are place holder methods that serve one of two purposes:</text:p>
            <text:list xml:id="list2495404236571586463" text:style-name="L19">
              <text:list-item>
                <text:p text:style-name="P78">They are abstract methods in a base class that exist so that a sub-class may replace the stub with an actual method. The stub ensures that the compiler uses the correct routing when using the method.</text:p>
              </text:list-item>
              <text:list-item>
                <text:p text:style-name="P7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5383944"/>Complex<text:alphabetical-index-mark-end text:id="IMark14538394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4">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5383800"/>.cbrt<text:alphabetical-index-mark-end text:id="IMark14538380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5383896"/>.e**<text:alphabetical-index-mark-end text:id="IMark14538389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5383800"/>.split<text:alphabetical-index-mark-end text:id="IMark1453838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5383896"/>.sqrt<text:alphabetical-index-mark-end text:id="IMark14538389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5384232"/>FalseClass<text:alphabetical-index-mark-end text:id="IMark14538423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5383896"/>&amp;&amp;<text:alphabetical-index-mark-end text:id="IMark145383896"/>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145383896"/>^^<text:alphabetical-index-mark-end text:id="IMark145383896"/>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ext:soft-page-break/>
        <table:table-row>
          <table:table-cell table:style-name="Table25.A1" table:number-columns-spanned="2" office:value-type="string">
            <text:h text:style-name="Heading_20_3" text:outline-level="3">[false object] <text:alphabetical-index-mark-start text:id="IMark145383896"/>||<text:alphabetical-index-mark-end text:id="IMark145383896"/>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5384232"/>Float<text:alphabetical-index-mark-end text:id="IMark14538423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5384520"/>Hash<text:alphabetical-index-mark-end text:id="IMark14538452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45384520"/><text:span text:style-name="T7">{</text:span><text:alphabetical-index-mark-end text:id="IMark145384520"/>” and the locally defined methods “<text:alphabetical-index-mark-start text:id="IMark145384472"/><text:span text:style-name="T7">-&gt;</text:span><text:alphabetical-index-mark-end text:id="IMark145384472"/>” and “<text:alphabetical-index-mark-start text:id="IMark145384424"/><text:span text:style-name="T7">}</text:span><text:alphabetical-index-mark-end text:id="IMark145384424"/>”.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40585218" text:continue-list="list7245991091428840415" text:style-name="L17">
        <text:list-item>
          <text:p text:style-name="P76">The first example creates an “empty” hash with zero data elements. </text:p>
        </text:list-item>
        <text:list-item>
          <text:p text:style-name="P76">Hash key and data do NOT need to be the same “type” of data. Mixing is allowed. </text:p>
        </text:list-item>
        <text:list-item>
          <text:p text:style-name="P7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5384136"/>.[]!<text:alphabetical-index-mark-end text:id="IMark145384136"/>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5384136"/>.[]@<text:alphabetical-index-mark-end text:id="IMark145384136"/>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5384136"/>.keys<text:alphabetical-index-mark-end text:id="IMark145384136"/>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5384136"/>.pp<text:alphabetical-index-mark-end text:id="IMark145384136"/>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5384136"/>.strmax2<text:alphabetical-index-mark-end text:id="IMark145384136"/>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5384136"/>.values<text:alphabetical-index-mark-end text:id="IMark145384136"/>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5384472"/>InStream<text:alphabetical-index-mark-end text:id="IMark14538447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5384136"/>.get_all<text:alphabetical-index-mark-end text:id="IMark145384136"/>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60">"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60">"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5384136"/>.open<text:alphabetical-index-mark-end text:id="IMark145384136"/>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60">"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60">"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5384136"/>.open{<text:alphabetical-index-mark-end text:id="IMark145384136"/>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61"><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5384136"/>.close<text:alphabetical-index-mark-end text:id="IMark145384136"/>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5384136"/>.getc<text:alphabetical-index-mark-end text:id="IMark145384136"/>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5384136"/>.gets<text:alphabetical-index-mark-end text:id="IMark145384136"/>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5384136"/>~getc<text:alphabetical-index-mark-end text:id="IMark145384136"/>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61"><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5384136"/>~gets<text:alphabetical-index-mark-end text:id="IMark145384136"/>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61"><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5384472"/>Integer<text:alphabetical-index-mark-end text:id="IMark14538447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45384808"/><text:alphabetical-index-mark-start text:id="IMark145384760"/>MaxNumeric<text:alphabetical-index-mark-end text:id="IMark145384760"/><text:alphabetical-index-mark-end text:id="IMark14538480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45384808"/><text:alphabetical-index-mark-start text:id="IMark145384760"/>MinNumeric<text:alphabetical-index-mark-end text:id="IMark145384760"/><text:alphabetical-index-mark-end text:id="IMark14538480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45384808"/><text:alphabetical-index-mark-start text:id="IMark145384760"/><text:alphabetical-index-mark-start text:id="IMark145384712"/>NilClass<text:alphabetical-index-mark-end text:id="IMark145384712"/><text:alphabetical-index-mark-end text:id="IMark145384760"/><text:alphabetical-index-mark-end text:id="IMark14538480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5384424"/>&amp;&amp;<text:alphabetical-index-mark-end text:id="IMark145384424"/>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5384424"/>^^<text:alphabetical-index-mark-end text:id="IMark145384424"/>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45384424"/>||<text:alphabetical-index-mark-end text:id="IMark145384424"/>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5384808"/>Numeric<text:alphabetical-index-mark-end text:id="IMark14538480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5384808"/>Object<text:alphabetical-index-mark-end text:id="IMark145384808"/></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5384424"/>&amp;&amp;<text:alphabetical-index-mark-end text:id="IMark1453844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5384424"/>)methods<text:alphabetical-index-mark-end text:id="IMark1453844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5384424"/>.<text:alphabetical-index-mark-end text:id="IMark145384424"/>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5384424"/>.class<text:alphabetical-index-mark-end text:id="IMark145384424"/>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5384424"/>.clone<text:alphabetical-index-mark-end text:id="IMark14538442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5384424"/>.copy<text:alphabetical-index-mark-end text:id="IMark14538442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5384424"/>.init<text:alphabetical-index-mark-end text:id="IMark14538442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5384424"/>.is_class?<text:alphabetical-index-mark-end text:id="IMark145384424"/>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5384424"/>.name<text:alphabetical-index-mark-end text:id="IMark14538442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5384424"/>.strlen<text:alphabetical-index-mark-end text:id="IMark14538442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5384424"/>.to_f<text:alphabetical-index-mark-end text:id="IMark14538442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5384424"/>.to_f!<text:alphabetical-index-mark-end text:id="IMark14538442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5384424"/>.to_i<text:alphabetical-index-mark-end text:id="IMark14538442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5384424"/>.to_i!<text:alphabetical-index-mark-end text:id="IMark145384424"/>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5384424"/>.to_n<text:alphabetical-index-mark-end text:id="IMark14538442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5384424"/>.to_n!<text:alphabetical-index-mark-end text:id="IMark14538442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5384424"/>.to_r<text:alphabetical-index-mark-end text:id="IMark14538442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5384424"/>.to_r!<text:alphabetical-index-mark-end text:id="IMark14538442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5384424"/>.to_s<text:alphabetical-index-mark-end text:id="IMark14538442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5384424"/>.to_x<text:alphabetical-index-mark-end text:id="IMark14538442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5384424"/>.to_x!<text:alphabetical-index-mark-end text:id="IMark14538442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5384424"/>&lt;&gt;<text:alphabetical-index-mark-end text:id="IMark145384424"/>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5384424"/>=<text:alphabetical-index-mark-end text:id="IMark145384424"/>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5384424"/>^^<text:alphabetical-index-mark-end text:id="IMark14538442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5384424"/>distinct?<text:alphabetical-index-mark-end text:id="IMark14538442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5384424"/>identical?<text:alphabetical-index-mark-end text:id="IMark14538442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5384424"/>max<text:alphabetical-index-mark-end text:id="IMark14538442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5384424"/>min<text:alphabetical-index-mark-end text:id="IMark1453844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5384424"/>nil&lt;&gt;<text:alphabetical-index-mark-end text:id="IMark145384424"/>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5384424"/>nil=<text:alphabetical-index-mark-end text:id="IMark1453844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5384424"/>not<text:alphabetical-index-mark-end text:id="IMark1453844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5384424"/>||<text:alphabetical-index-mark-end text:id="IMark145384424"/>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5384808"/>OutStream<text:alphabetical-index-mark-end text:id="IMark14538480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5384808"/>Procedure<text:alphabetical-index-mark-end text:id="IMark14538480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5384808"/>Queue<text:alphabetical-index-mark-end text:id="IMark14538480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5384808"/>Rational<text:alphabetical-index-mark-end text:id="IMark14538480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4">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5384664"/>.split<text:alphabetical-index-mark-end text:id="IMark1453846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5385096"/>Stack<text:alphabetical-index-mark-end text:id="IMark14538509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5385096"/>String<text:alphabetical-index-mark-end text:id="IMark14538509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5385096"/>Thread<text:alphabetical-index-mark-end text:id="IMark14538509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5385096"/><text:alphabetical-index-mark-start text:id="IMark145385048"/><text:alphabetical-index-mark-start text:id="IMark145385000"/>TrueClass<text:alphabetical-index-mark-end text:id="IMark145385000"/><text:alphabetical-index-mark-end text:id="IMark145385048"/><text:alphabetical-index-mark-end text:id="IMark14538509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45385096"/>VirtualMachine<text:alphabetical-index-mark-end text:id="IMark14538509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5384664"/>.:<text:alphabetical-index-mark-end text:id="IMark145384664"/>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5384664"/>super<text:alphabetical-index-mark-end text:id="IMark145384664"/>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5384664"/>val:<text:alphabetical-index-mark-end text:id="IMark145384664"/>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5384664"/>var:<text:alphabetical-index-mark-end text:id="IMark145384664"/>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5384664"/>val@:<text:alphabetical-index-mark-end text:id="IMark1453846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5384664"/>var@:<text:alphabetical-index-mark-end text:id="IMark1453846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5384664"/>;<text:alphabetical-index-mark-end text:id="IMark145384664"/>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5384664"/>.::<text:alphabetical-index-mark-end text:id="IMark145384664"/>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5384664"/>inst:<text:alphabetical-index-mark-end text:id="IMark14538466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5384664"/>local:<text:alphabetical-index-mark-end text:id="IMark14538466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5384664"/>super<text:alphabetical-index-mark-end text:id="IMark14538466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5384664"/>;<text:alphabetical-index-mark-end text:id="IMark14538466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5385096"/>Commands<text:alphabetical-index-mark-end text:id="IMark14538509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45385096"/>)entries<text:alphabetical-index-mark-end text:id="IMark145385096"/>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9">A</text:p>
          <text:p text:style-name="P58">again<text:tab/>24</text:p>
          <text:p text:style-name="P58">Archive<text:tab/>11</text:p>
          <text:p text:style-name="P58">Array<text:tab/>51</text:p>
          <text:p text:style-name="P59">B</text:p>
          <text:p text:style-name="P58">begin<text:tab/>23</text:p>
          <text:p text:style-name="P58">bounce<text:tab/>34, 36</text:p>
          <text:p text:style-name="P59">C</text:p>
          <text:p text:style-name="P58">catch<text:tab/>33, 36</text:p>
          <text:p text:style-name="P58">Class<text:tab/>62</text:p>
          <text:p text:style-name="P58">Classes<text:tab/>45</text:p>
          <text:p text:style-name="P58">Commands<text:tab/>63, 112</text:p>
          <text:p text:style-name="P58">Complex<text:tab/>65</text:p>
          <text:p text:style-name="P59">D</text:p>
          <text:p text:style-name="P58">Declarations<text:tab/>25</text:p>
          <text:p text:style-name="P58">Demo.rb<text:tab/>11</text:p>
          <text:p text:style-name="P58">distinct?<text:tab/>93</text:p>
          <text:p text:style-name="P58">do<text:tab/>22</text:p>
          <text:p text:style-name="P58">do_map_name<text:tab/>49</text:p>
          <text:p text:style-name="P58">drop<text:tab/>18</text:p>
          <text:p text:style-name="P58">Duck Typing<text:tab/>25</text:p>
          <text:p text:style-name="P58">dup<text:tab/>18</text:p>
          <text:p text:style-name="P59">E</text:p>
          <text:p text:style-name="P58">else<text:tab/>20</text:p>
          <text:p text:style-name="P59">F</text:p>
          <text:p text:style-name="P58">FalseClass<text:tab/>68</text:p>
          <text:p text:style-name="P58">finally<text:tab/>35p.</text:p>
          <text:p text:style-name="P58">Float<text:tab/>70</text:p>
          <text:p text:style-name="P59">H</text:p>
          <text:p text:style-name="P58">Hash<text:tab/>71</text:p>
          <text:p text:style-name="P59">I</text:p>
          <text:p text:style-name="P58">i<text:tab/>22</text:p>
          <text:p text:style-name="P58">identical?<text:tab/>93</text:p>
          <text:p text:style-name="P58">if<text:tab/>20</text:p>
          <text:p text:style-name="P58">Inheritance<text:tab/>46</text:p>
          <text:p text:style-name="P58">inst:<text:tab/>110</text:p>
          <text:p text:style-name="P58">InStream<text:tab/>74</text:p>
          <text:p text:style-name="P58">Integer<text:tab/>77</text:p>
          <text:p text:style-name="P59">J</text:p>
          <text:p text:style-name="P58">j<text:tab/>22</text:p>
          <text:p text:style-name="P59">L</text:p>
          <text:p text:style-name="P58">Late Binding<text:tab/>46</text:p>
          <text:p text:style-name="P58">local:<text:tab/>110</text:p>
          <text:p text:style-name="P58">loop<text:tab/>22</text:p>
          <text:p text:style-name="P59">M</text:p>
          <text:p text:style-name="P58">max<text:tab/>94</text:p>
          <text:p text:style-name="P58">MaxNumeric<text:tab/>79</text:p>
          <text:p text:style-name="P58">Method Mapping<text:tab/>47</text:p>
          <text:p text:style-name="P58">Methods<text:tab/>46</text:p>
          <text:p text:style-name="P58">min<text:tab/>94</text:p>
          <text:p text:style-name="P58">MinNumeric<text:tab/>80</text:p>
          <text:p text:style-name="P58">Mutation<text:tab/>27</text:p>
          <text:p text:style-name="P59">N</text:p>
          <text:p text:style-name="P58">nil&lt;&gt;<text:tab/>94</text:p>
          <text:p text:style-name="P58">nil=<text:tab/>95</text:p>
          <text:p text:style-name="P58">NilClass<text:tab/>81</text:p>
          <text:p text:style-name="P58">nip<text:tab/>18</text:p>
          <text:p text:style-name="P58">not<text:tab/>95</text:p>
          <text:p text:style-name="P58">Numeric<text:tab/>83</text:p>
          <text:p text:style-name="P59">O</text:p>
          <text:p text:style-name="P58">Object<text:tab/>86</text:p>
          <text:p text:style-name="P58">OutStream<text:tab/>96</text:p>
          <text:p text:style-name="P58">over<text:tab/>18</text:p>
          <text:p text:style-name="P59">P</text:p>
          <text:p text:style-name="P58">pick<text:tab/>18</text:p>
          <text:p text:style-name="P58">Polymorphism<text:tab/>46</text:p>
          <text:p text:style-name="P58">Procedure<text:tab/>98</text:p>
          <text:p text:style-name="P59">Q</text:p>
          <text:p text:style-name="P58">Queue<text:tab/>99</text:p>
          <text:p text:style-name="P59">R</text:p>
          <text:p text:style-name="P58">Rake<text:tab/>11</text:p>
          <text:p text:style-name="P58">Rational<text:tab/>100</text:p>
          <text:p text:style-name="P58">Referencing<text:tab/>26</text:p>
          <text:p text:style-name="P58">repeat<text:tab/>24</text:p>
          <text:p text:style-name="P58">Routing<text:tab/>48</text:p>
          <text:p text:style-name="P59">S</text:p>
          <text:p text:style-name="P58">Scoping<text:tab/>25</text:p>
          <text:p text:style-name="P58">Stack<text:tab/>102</text:p>
          <text:p text:style-name="P58">String<text:tab/>103</text:p>
          <text:p text:style-name="P58">super<text:tab/>108, 110</text:p>
          <text:p text:style-name="P58">swap<text:tab/>19</text:p>
          <text:p text:style-name="P58">switch<text:tab/>20</text:p>
          <text:p text:style-name="P58">SymbolMap<text:tab/>47</text:p>
          <text:p text:style-name="P59">T</text:p>
          <text:p text:style-name="P58">Testing<text:tab/>11</text:p>
          <text:p text:style-name="P58">Thanks<text:tab/>9</text:p>
          <text:p text:style-name="P58">then<text:tab/>20</text:p>
          <text:p text:style-name="P58">Thread<text:tab/>105</text:p>
          <text:p text:style-name="P58">throw"<text:tab/>37</text:p>
          <text:p text:style-name="P58">TrueClass<text:tab/>106</text:p>
          <text:p text:style-name="P58">try<text:tab/>33, 36</text:p>
          <text:p text:style-name="P58">tuck<text:tab/>19</text:p>
          <text:p text:style-name="P58">Typing<text:tab/>25</text:p>
          <text:p text:style-name="P59">U</text:p>
          <text:p text:style-name="P58">until<text:tab/>24</text:p>
          <text:p text:style-name="P59">V</text:p>
          <text:p text:style-name="P58">val:<text:tab/>25, 108</text:p>
          <text:p text:style-name="P58">val@:<text:tab/>26, 109</text:p>
          <text:p text:style-name="P58">val#:<text:tab/>26</text:p>
          <text:p text:style-name="P58">val$:<text:tab/>26</text:p>
          <text:p text:style-name="P58">var:<text:tab/>25, 109</text:p>
          <text:p text:style-name="P58">var@:<text:tab/>26, 109</text:p>
          <text:p text:style-name="P58">var#:<text:tab/>26</text:p>
          <text:p text:style-name="P58">var$:<text:tab/>26</text:p>
          <text:p text:style-name="P58">VirtualMachine<text:tab/>107</text:p>
          <text:p text:style-name="P59">X</text:p>
          <text:p text:style-name="P58">x<text:tab/>52</text:p>
          <text:p text:style-name="P59">^</text:p>
          <text:p text:style-name="P58">^^<text:tab/>68, 81, 93</text:p>
          <text:p text:style-name="P59">-</text:p>
          <text:p text:style-name="P58">-&gt;<text:tab/>71</text:p>
          <text:p text:style-name="P58">-i<text:tab/>22</text:p>
          <text:p text:style-name="P58">-j<text:tab/>22</text:p>
          <text:p text:style-name="P59">;</text:p>
          <text:p text:style-name="P58">;<text:tab/>109p.</text:p>
          <text:p text:style-name="P59">:</text:p>
          <text:p text:style-name="P58">:<text:tab/>48</text:p>
          <text:p text:style-name="P59">!</text:p>
          <text:p text:style-name="P58">!<text:tab/>54</text:p>
          <text:p text:style-name="P59">?</text:p>
          <text:p text:style-name="P58">?"<text:tab/>34, 36</text:p>
          <text:p text:style-name="P59">.</text:p>
          <text:p text:style-name="P58">.<text:tab/>86</text:p>
          <text:p text:style-name="P58">.-left<text:tab/>55</text:p>
          <text:p text:style-name="P58">.-mid<text:tab/>56</text:p>
          <text:p text:style-name="P58">.-midlr<text:tab/>56</text:p>
          <text:p text:style-name="P58">.-right<text:tab/>56</text:p>
          <text:p text:style-name="P58">.:<text:tab/>48, 108</text:p>
          <text:p text:style-name="P58">.::<text:tab/>48, 109</text:p>
          <text:p text:style-name="P58">.[]!<text:tab/>56, 72</text:p>
          <text:p text:style-name="P58">.[]@<text:tab/>57, 72</text:p>
          <text:p text:style-name="P58">.+left<text:tab/>54</text:p>
          <text:p text:style-name="P58">.+mid<text:tab/>55</text:p>
          <text:p text:style-name="P58">.+midlr<text:tab/>55</text:p>
          <text:p text:style-name="P58">.+right<text:tab/>55</text:p>
          <text:p text:style-name="P58">.cbrt<text:tab/>66</text:p>
          <text:p text:style-name="P58">.class<text:tab/>87</text:p>
          <text:p text:style-name="P58">.clone<text:tab/>87</text:p>
          <text:p text:style-name="P58">.close<text:tab/>75</text:p>
          <text:p text:style-name="P58">.copy<text:tab/>87</text:p>
          <text:p text:style-name="P58">.e**<text:tab/>66</text:p>
          <text:p text:style-name="P58">.get_all<text:tab/>74</text:p>
          <text:p text:style-name="P58">.getc<text:tab/>75</text:p>
          <text:p text:style-name="P58">.gets<text:tab/>75</text:p>
          <text:p text:style-name="P58">.init<text:tab/>26, 88</text:p>
          <text:p text:style-name="P58">.is_class?<text:tab/>62, 88</text:p>
          <text:p text:style-name="P58">.keys<text:tab/>72</text:p>
          <text:p text:style-name="P58">.left<text:tab/>57</text:p>
          <text:p text:style-name="P58">.length<text:tab/>57</text:p>
          <text:p text:style-name="P58">.max<text:tab/>58</text:p>
          <text:p text:style-name="P58">.mid<text:tab/>58</text:p>
          <text:p text:style-name="P58">.midlr<text:tab/>58</text:p>
          <text:p text:style-name="P58">.min<text:tab/>59</text:p>
          <text:p text:style-name="P58">.name<text:tab/>88</text:p>
          <text:p text:style-name="P58">.new<text:tab/>52, 62</text:p>
          <text:p text:style-name="P58">.new_size<text:tab/>53</text:p>
          <text:p text:style-name="P58">.new_value<text:tab/>53</text:p>
          <text:p text:style-name="P58">.new_values<text:tab/>53</text:p>
          <text:p text:style-name="P58">.new{<text:tab/>52</text:p>
          <text:p text:style-name="P58"><text:soft-page-break/>.open<text:tab/>74</text:p>
          <text:p text:style-name="P58">.open{<text:tab/>75</text:p>
          <text:p text:style-name="P58">.parent_class<text:tab/>63</text:p>
          <text:p text:style-name="P58">.pp<text:tab/>59, 72</text:p>
          <text:p text:style-name="P58">.reverse<text:tab/>59</text:p>
          <text:p text:style-name="P58">.right<text:tab/>59</text:p>
          <text:p text:style-name="P58">.shuffle<text:tab/>60</text:p>
          <text:p text:style-name="P58">.sort<text:tab/>60</text:p>
          <text:p text:style-name="P58">.split<text:tab/>66, 100</text:p>
          <text:p text:style-name="P58">.sqrt<text:tab/>66</text:p>
          <text:p text:style-name="P58">.strlen<text:tab/>88</text:p>
          <text:p text:style-name="P58">.strmax<text:tab/>60</text:p>
          <text:p text:style-name="P58">.strmax2<text:tab/>73</text:p>
          <text:p text:style-name="P58">.subclass:<text:tab/>63</text:p>
          <text:p text:style-name="P58">.throw<text:tab/>37</text:p>
          <text:p text:style-name="P58">.to_f<text:tab/>89</text:p>
          <text:p text:style-name="P58">.to_f!<text:tab/>89</text:p>
          <text:p text:style-name="P58">.to_i<text:tab/>89</text:p>
          <text:p text:style-name="P58">.to_i!<text:tab/>89</text:p>
          <text:p text:style-name="P58">.to_n<text:tab/>90</text:p>
          <text:p text:style-name="P58">.to_n!<text:tab/>90</text:p>
          <text:p text:style-name="P58">.to_r<text:tab/>91</text:p>
          <text:p text:style-name="P58">.to_r!<text:tab/>91</text:p>
          <text:p text:style-name="P58">.to_s<text:tab/>63, 91</text:p>
          <text:p text:style-name="P58">.to_x<text:tab/>92</text:p>
          <text:p text:style-name="P58">.to_x!<text:tab/>92</text:p>
          <text:p text:style-name="P58">.values<text:tab/>73</text:p>
          <text:p text:style-name="P59">)</text:p>
          <text:p text:style-name="P58">)entries<text:tab/>114</text:p>
          <text:p text:style-name="P58">)methods<text:tab/>64, 86</text:p>
          <text:p text:style-name="P58">)stubs<text:tab/>64</text:p>
          <text:p text:style-name="P59">{</text:p>
          <text:p text:style-name="P58">{<text:tab/>71</text:p>
          <text:p text:style-name="P59">}</text:p>
          <text:p text:style-name="P58">}<text:tab/>52, 71</text:p>
          <text:p text:style-name="P59">@</text:p>
          <text:p text:style-name="P58">@<text:tab/>61</text:p>
          <text:p text:style-name="P59">&amp;</text:p>
          <text:p text:style-name="P58">&amp;&amp;<text:tab/>68, 81, 86</text:p>
          <text:p text:style-name="P59">+</text:p>
          <text:p text:style-name="P58">+<text:tab/>54</text:p>
          <text:p text:style-name="P58">+loop<text:tab/>22</text:p>
          <text:p text:style-name="P59">&lt;</text:p>
          <text:p text:style-name="P58">&lt;&lt;<text:tab/>61</text:p>
          <text:p text:style-name="P58">&lt;&gt;<text:tab/>92</text:p>
          <text:p text:style-name="P59">=</text:p>
          <text:p text:style-name="P58">=<text:tab/>93</text:p>
          <text:p text:style-name="P59">|</text:p>
          <text:p text:style-name="P58">||<text:tab/>69, 81, 95</text:p>
          <text:p text:style-name="P59">~</text:p>
          <text:p text:style-name="P58">~getc<text:tab/>76</text:p>
          <text:p text:style-name="P58">~gets<text:tab/>76</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1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21H43M35S</meta:editing-duration>
    <meta:editing-cycles>1753</meta:editing-cycles>
    <meta:generator>OpenOffice/4.1.1$Win32 OpenOffice.org_project/411m6$Build-9775</meta:generator>
    <dc:date>2015-04-18T20:41:00.93</dc:date>
    <dc:creator>Peter Camilleri</dc:creator>
    <meta:printed-by>Peter Camilleri</meta:printed-by>
    <meta:print-date>2015-02-10T10:49:15.76</meta:print-date>
    <meta:document-statistic meta:table-count="116" meta:image-count="0" meta:object-count="0" meta:page-count="119" meta:paragraph-count="3805" meta:word-count="21563" meta:character-count="123987"/>
    <meta:template xlink:type="simple" xlink:actuate="onRequest" xlink:title="MyDefault" xlink:href="../../../../OpenOffice.org/3/user/template/MyDefault.ott" meta:date="2014-06-26T22:09:00.24"/>
  </office:meta>
</office:document-meta>
</file>